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9B5DE90CAB0A0A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8cm, 0.942cm, 13.302cm, 4.66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2cm" svg:height="20.9cm" svg:x="0.974cm" svg:y="1.791cm">
          <draw:image xlink:href="Pictures/10000000000005E8000007E0D9B5DE90CAB0A0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6:17.511592075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